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Eczar1" svg:font-family="Eczar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Eczar" svg:font-family="Eczar" style:font-family-generic="system" style:font-pitch="variable"/>
  </office:font-face-decls>
  <office:automatic-styles>
    <style:style style:name="Table1" style:family="table" style:master-page-name="">
      <style:table-properties style:width="7in" style:page-number="auto" table:align="margins" style:may-break-between-rows="true"/>
    </style:style>
    <style:style style:name="Table1.A" style:family="table-column">
      <style:table-column-properties style:column-width="2.0625in" style:rel-column-width="2970*"/>
    </style:style>
    <style:style style:name="Table1.B" style:family="table-column">
      <style:table-column-properties style:column-width="0.2431in" style:rel-column-width="350*"/>
    </style:style>
    <style:style style:name="Table1.C" style:family="table-column">
      <style:table-column-properties style:column-width="4.6944in" style:rel-column-width="6760*"/>
    </style:style>
    <style:style style:name="Table1.1" style:family="table-row">
      <style:table-row-properties style:min-row-height="8.3125in"/>
    </style:style>
    <style:style style:name="Table1.A1" style:family="table-cell">
      <style:table-cell-properties fo:padding="0in" fo:border="none"/>
    </style:style>
    <style:style style:name="Table4" style:family="table">
      <style:table-properties style:width="4.6944in" table:align="margins"/>
    </style:style>
    <style:style style:name="Table4.A" style:family="table-column">
      <style:table-column-properties style:column-width="2.3472in" style:rel-column-width="32767*"/>
    </style:style>
    <style:style style:name="Table4.B" style:family="table-column">
      <style:table-column-properties style:column-width="2.3472in" style:rel-column-width="32768*"/>
    </style:style>
    <style:style style:name="Table4.1" style:family="table-row">
      <style:table-row-properties style:min-row-height="0.25in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4.6944in" table:align="margins"/>
    </style:style>
    <style:style style:name="Table2.A" style:family="table-column">
      <style:table-column-properties style:column-width="2.7208in" style:rel-column-width="37985*"/>
    </style:style>
    <style:style style:name="Table2.B" style:family="table-column">
      <style:table-column-properties style:column-width="1.9736in" style:rel-column-width="27550*"/>
    </style:style>
    <style:style style:name="Table2.1" style:family="table-row">
      <style:table-row-properties style:min-row-height="0.1875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4.6944in" table:align="margins"/>
    </style:style>
    <style:style style:name="Table3.A" style:family="table-column">
      <style:table-column-properties style:column-width="2.3472in" style:rel-column-width="32767*"/>
    </style:style>
    <style:style style:name="Table3.B" style:family="table-column">
      <style:table-column-properties style:column-width="2.3472in" style:rel-column-width="32768*"/>
    </style:style>
    <style:style style:name="Table3.1" style:family="table-row">
      <style:table-row-properties style:min-row-height="0.1875in"/>
    </style:style>
    <style:style style:name="Table3.A1" style:family="table-cell">
      <style:table-cell-properties fo:padding="0.0382in" fo:border="none"/>
    </style:style>
    <style:style style:name="Table5" style:family="table">
      <style:table-properties style:width="4.6944in" table:align="margins"/>
    </style:style>
    <style:style style:name="Table5.A" style:family="table-column">
      <style:table-column-properties style:column-width="2.3472in" style:rel-column-width="32767*"/>
    </style:style>
    <style:style style:name="Table5.B" style:family="table-column">
      <style:table-column-properties style:column-width="2.3472in" style:rel-column-width="32768*"/>
    </style:style>
    <style:style style:name="Table5.1" style:family="table-row">
      <style:table-row-properties style:min-row-height="0.1875in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4.6944in" table:align="margins"/>
    </style:style>
    <style:style style:name="Table6.A" style:family="table-column">
      <style:table-column-properties style:column-width="2.3472in" style:rel-column-width="32767*"/>
    </style:style>
    <style:style style:name="Table6.B" style:family="table-column">
      <style:table-column-properties style:column-width="2.3472in" style:rel-column-width="32768*"/>
    </style:style>
    <style:style style:name="Table6.1" style:family="table-row">
      <style:table-row-properties style:min-row-height="0.1875in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4.6944in" table:align="margins"/>
    </style:style>
    <style:style style:name="Table7.A" style:family="table-column">
      <style:table-column-properties style:column-width="2.3472in" style:rel-column-width="32767*"/>
    </style:style>
    <style:style style:name="Table7.B" style:family="table-column">
      <style:table-column-properties style:column-width="2.3472in" style:rel-column-width="32768*"/>
    </style:style>
    <style:style style:name="Table7.1" style:family="table-row">
      <style:table-row-properties style:min-row-height="0.1875in"/>
    </style:style>
    <style:style style:name="Table7.A1" style:family="table-cell">
      <style:table-cell-properties fo:padding="0.0382in" fo:border="none"/>
    </style:style>
    <style:style style:name="P1" style:family="paragraph" style:parent-style-name="Standard">
      <style:text-properties fo:color="#666666" style:font-name="Cantarell" fo:font-size="16pt" fo:font-weight="bold" officeooo:rsid="0003c581" officeooo:paragraph-rsid="0003c581" style:font-size-asian="16pt" style:font-weight-asian="bold" style:font-size-complex="16pt" style:font-weight-complex="bold"/>
    </style:style>
    <style:style style:name="P2" style:family="paragraph" style:parent-style-name="Standard">
      <style:text-properties fo:color="#666666" style:font-name="Cantarell" fo:font-size="11pt" officeooo:rsid="0003c581" officeooo:paragraph-rsid="0003c581" style:font-size-asian="11pt" style:font-size-complex="11pt"/>
    </style:style>
    <style:style style:name="P3" style:family="paragraph" style:parent-style-name="Standard">
      <style:text-properties fo:color="#666666" style:font-name="Cantarell" fo:font-size="10pt" officeooo:rsid="0003c581" officeooo:paragraph-rsid="0003c581" style:font-size-asian="10pt" style:font-size-complex="10pt"/>
    </style:style>
    <style:style style:name="P4" style:family="paragraph" style:parent-style-name="Standard">
      <style:text-properties fo:color="#666666" style:font-name="Cantarell" fo:font-size="12pt" officeooo:rsid="0003c581" officeooo:paragraph-rsid="0033d152" style:font-size-asian="10.5pt" style:font-size-complex="12pt"/>
    </style:style>
    <style:style style:name="P5" style:family="paragraph" style:parent-style-name="Table_20_Contents">
      <style:paragraph-properties fo:line-height="100%"/>
      <style:text-properties fo:color="#666666" style:font-name="Cantarell" fo:font-size="12pt" fo:font-weight="bold" officeooo:rsid="002bbff0" officeooo:paragraph-rsid="002bbff0" style:font-size-asian="12pt" style:font-weight-asian="bold" style:font-size-complex="12pt" style:font-weight-complex="bold"/>
    </style:style>
    <style:style style:name="P6" style:family="paragraph" style:parent-style-name="Table_20_Contents">
      <style:text-properties fo:color="#666666" style:font-name="Cantarell" fo:font-size="12pt" fo:font-weight="bold" officeooo:rsid="002f0faa" officeooo:paragraph-rsid="002f0faa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line-height="115%"/>
      <style:text-properties fo:color="#666666" style:font-name="Cantarell" fo:font-size="12pt" fo:font-weight="bold" officeooo:rsid="000556ca" officeooo:paragraph-rsid="0042fd81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line-height="115%"/>
      <style:text-properties fo:color="#666666" style:font-name="Cantarell" fo:font-size="12pt" fo:font-weight="bold" officeooo:rsid="0005e8c0" officeooo:paragraph-rsid="004460db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line-height="115%"/>
      <style:text-properties fo:color="#666666" style:font-name="Cantarell" fo:font-size="12pt" fo:font-weight="bold" officeooo:rsid="000cbf93" officeooo:paragraph-rsid="00457063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666666" style:font-name="Cantarell" fo:font-size="12pt" fo:font-weight="bold" officeooo:rsid="000556ca" officeooo:paragraph-rsid="000556ca" style:font-size-asian="10.5pt" style:font-weight-asian="bold" style:font-size-complex="12pt" style:font-weight-complex="bold"/>
    </style:style>
    <style:style style:name="P11" style:family="paragraph" style:parent-style-name="Table_20_Contents">
      <style:paragraph-properties fo:line-height="115%"/>
      <style:text-properties fo:color="#666666" style:font-name="Cantarell" fo:font-size="12pt" fo:font-style="italic" fo:font-weight="normal" officeooo:rsid="0051c0cc" officeooo:paragraph-rsid="00657f08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Table_20_Contents">
      <style:paragraph-properties fo:line-height="115%"/>
      <style:text-properties fo:color="#666666" style:font-name="Cantarell" fo:font-size="12pt" fo:font-style="italic" fo:font-weight="normal" officeooo:rsid="0051c0cc" officeooo:paragraph-rsid="0066b157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Table_20_Contents">
      <style:paragraph-properties fo:line-height="115%"/>
      <style:text-properties fo:color="#666666" style:font-name="Cantarell" fo:font-size="12pt" fo:font-style="italic" fo:font-weight="normal" officeooo:rsid="0051c0cc" officeooo:paragraph-rsid="00676eec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Table_20_Contents" style:list-style-name="L1">
      <style:text-properties fo:color="#666666" style:font-name="Cantarell" fo:font-size="10pt" officeooo:rsid="000500cc" officeooo:paragraph-rsid="002825af" style:font-size-asian="10pt" style:font-size-complex="10pt"/>
    </style:style>
    <style:style style:name="P15" style:family="paragraph" style:parent-style-name="Table_20_Contents" style:list-style-name="L1">
      <style:text-properties fo:color="#666666" style:font-name="Cantarell" fo:font-size="10pt" officeooo:rsid="002d3630" officeooo:paragraph-rsid="002d3630" style:font-size-asian="10pt" style:font-size-complex="10pt"/>
    </style:style>
    <style:style style:name="P16" style:family="paragraph" style:parent-style-name="Table_20_Contents" style:list-style-name="L9">
      <style:text-properties fo:color="#666666" style:font-name="Cantarell" fo:font-size="10pt" officeooo:rsid="002d3630" officeooo:paragraph-rsid="002d3630" style:font-size-asian="10pt" style:font-size-complex="10pt"/>
    </style:style>
    <style:style style:name="P17" style:family="paragraph" style:parent-style-name="Table_20_Contents" style:list-style-name="L10">
      <style:text-properties fo:color="#666666" style:font-name="Cantarell" fo:font-size="10pt" officeooo:rsid="002f0faa" officeooo:paragraph-rsid="002f0faa" style:font-size-asian="10pt" style:font-size-complex="10pt"/>
    </style:style>
    <style:style style:name="P18" style:family="paragraph" style:parent-style-name="Table_20_Contents">
      <style:text-properties fo:color="#666666" style:font-name="Cantarell" fo:font-size="10pt" fo:font-weight="normal" officeooo:rsid="0014ad24" officeooo:paragraph-rsid="0014ad24" style:font-size-asian="8.75pt" style:font-weight-asian="normal" style:font-size-complex="10pt" style:font-weight-complex="normal"/>
    </style:style>
    <style:style style:name="P19" style:family="paragraph" style:parent-style-name="Table_20_Contents">
      <style:text-properties fo:color="#666666" style:font-name="Cantarell" fo:font-size="8pt" officeooo:rsid="000500cc" officeooo:paragraph-rsid="000500cc" style:font-size-asian="7pt" style:font-size-complex="8pt"/>
    </style:style>
    <style:style style:name="P20" style:family="paragraph" style:parent-style-name="Table_20_Contents">
      <style:paragraph-properties fo:line-height="115%"/>
      <style:text-properties fo:color="#666666" style:font-name="Cantarell" fo:font-size="18pt" fo:font-weight="bold" officeooo:rsid="000500cc" officeooo:paragraph-rsid="000500cc" style:font-size-asian="18pt" style:font-weight-asian="bold" style:font-size-complex="18pt" style:font-weight-complex="bold"/>
    </style:style>
    <style:style style:name="P21" style:family="paragraph" style:parent-style-name="Table_20_Contents">
      <style:paragraph-properties fo:line-height="115%"/>
      <style:text-properties fo:color="#666666" style:font-name="Cantarell" fo:font-size="18pt" fo:font-weight="bold" officeooo:rsid="000556ca" officeooo:paragraph-rsid="000556ca" style:font-size-asian="18pt" style:font-weight-asian="bold" style:font-size-complex="18pt" style:font-weight-complex="bold"/>
    </style:style>
    <style:style style:name="P22" style:family="paragraph" style:parent-style-name="Table_20_Contents">
      <style:paragraph-properties fo:line-height="115%"/>
      <style:text-properties fo:color="#666666" style:font-name="Cantarell" fo:font-size="18pt" fo:font-weight="bold" officeooo:rsid="002825af" officeooo:paragraph-rsid="002825af" style:font-size-asian="18pt" style:font-weight-asian="bold" style:font-size-complex="18pt" style:font-weight-complex="bold"/>
    </style:style>
    <style:style style:name="P23" style:family="paragraph" style:parent-style-name="Table_20_Contents">
      <style:paragraph-properties fo:line-height="115%"/>
      <style:text-properties fo:color="#666666" style:font-name="Cantarell" fo:font-size="18pt" fo:font-weight="bold" officeooo:rsid="0051c0cc" officeooo:paragraph-rsid="0051c0cc" style:font-size-asian="18pt" style:font-weight-asian="bold" style:font-size-complex="18pt" style:font-weight-complex="bold"/>
    </style:style>
    <style:style style:name="P24" style:family="paragraph" style:parent-style-name="Table_20_Contents" style:list-style-name="L8">
      <style:paragraph-properties fo:line-height="100%"/>
      <style:text-properties fo:color="#666666" style:font-name="Cantarell" fo:font-size="10.5pt" fo:font-weight="normal" officeooo:rsid="000556ca" officeooo:paragraph-rsid="000556ca" style:font-size-asian="10.5pt" style:font-weight-asian="normal" style:font-size-complex="10.5pt" style:font-weight-complex="normal"/>
    </style:style>
    <style:style style:name="P25" style:family="paragraph" style:parent-style-name="Table_20_Contents" style:list-style-name="L8">
      <style:paragraph-properties fo:line-height="100%"/>
      <style:text-properties fo:color="#666666" style:font-name="Cantarell" fo:font-size="10.5pt" fo:font-weight="normal" officeooo:rsid="0008e4de" officeooo:paragraph-rsid="0008e4de" style:font-size-asian="10.5pt" style:font-weight-asian="normal" style:font-size-complex="10.5pt" style:font-weight-complex="normal"/>
    </style:style>
    <style:style style:name="P26" style:family="paragraph" style:parent-style-name="Table_20_Contents" style:list-style-name="L8">
      <style:paragraph-properties fo:line-height="100%"/>
      <style:text-properties fo:color="#666666" style:font-name="Cantarell" fo:font-size="10.5pt" fo:font-weight="normal" officeooo:rsid="0006ecef" officeooo:paragraph-rsid="0006ecef" style:font-size-asian="10.5pt" style:font-weight-asian="normal" style:font-size-complex="10.5pt" style:font-weight-complex="normal"/>
    </style:style>
    <style:style style:name="P27" style:family="paragraph" style:parent-style-name="Table_20_Contents" style:list-style-name="L8">
      <style:paragraph-properties fo:line-height="100%"/>
      <style:text-properties fo:color="#666666" style:font-name="Cantarell" fo:font-size="10.5pt" fo:font-weight="normal" officeooo:rsid="0009fe87" officeooo:paragraph-rsid="0009fe87" style:font-size-asian="10.5pt" style:font-weight-asian="normal" style:font-size-complex="10.5pt" style:font-weight-complex="normal"/>
    </style:style>
    <style:style style:name="P28" style:family="paragraph" style:parent-style-name="Table_20_Contents" style:list-style-name="L8">
      <style:paragraph-properties fo:line-height="100%"/>
      <style:text-properties fo:color="#666666" style:font-name="Cantarell" fo:font-size="10.5pt" fo:font-weight="normal" officeooo:rsid="0014ad24" officeooo:paragraph-rsid="0014ad24" style:font-size-asian="10.5pt" style:font-weight-asian="normal" style:font-size-complex="10.5pt" style:font-weight-complex="normal"/>
    </style:style>
    <style:style style:name="P29" style:family="paragraph" style:parent-style-name="Table_20_Contents" style:list-style-name="L8">
      <style:paragraph-properties fo:line-height="115%"/>
      <style:text-properties fo:color="#666666" style:font-name="Cantarell" fo:font-size="10.5pt" fo:font-weight="normal" officeooo:rsid="0051c0cc" officeooo:paragraph-rsid="00561d1d" style:font-size-asian="10.5pt" style:font-weight-asian="normal" style:font-size-complex="10.5pt" style:font-weight-complex="normal"/>
    </style:style>
    <style:style style:name="P30" style:family="paragraph" style:parent-style-name="Table_20_Contents" style:list-style-name="L8">
      <style:paragraph-properties fo:line-height="115%"/>
      <style:text-properties fo:color="#666666" style:font-name="Cantarell" fo:font-size="10.5pt" fo:font-weight="normal" officeooo:rsid="0051c0cc" officeooo:paragraph-rsid="005bcd67" style:font-size-asian="10.5pt" style:font-weight-asian="normal" style:font-size-complex="10.5pt" style:font-weight-complex="normal"/>
    </style:style>
    <style:style style:name="P31" style:family="paragraph" style:parent-style-name="Table_20_Contents" style:list-style-name="L8">
      <style:paragraph-properties fo:line-height="115%"/>
      <style:text-properties fo:color="#666666" style:font-name="Cantarell" fo:font-size="10.5pt" fo:font-weight="normal" officeooo:rsid="005bcd67" officeooo:paragraph-rsid="005bcd67" style:font-size-asian="10.5pt" style:font-weight-asian="normal" style:font-size-complex="10.5pt" style:font-weight-complex="normal"/>
    </style:style>
    <style:style style:name="P32" style:family="paragraph" style:parent-style-name="Table_20_Contents" style:list-style-name="L1">
      <style:paragraph-properties fo:line-height="100%"/>
      <style:text-properties fo:color="#666666" style:font-name="Cantarell" fo:font-size="11pt" officeooo:rsid="001bd57a" officeooo:paragraph-rsid="001bd57a" style:font-size-asian="11pt" style:font-size-complex="11pt"/>
    </style:style>
    <style:style style:name="P33" style:family="paragraph" style:parent-style-name="Table_20_Contents" style:list-style-name="L1">
      <style:paragraph-properties fo:line-height="100%"/>
      <style:text-properties fo:color="#666666" style:font-name="Cantarell" fo:font-size="11pt" officeooo:rsid="000500cc" officeooo:paragraph-rsid="000500cc" style:font-size-asian="11pt" style:font-size-complex="11pt"/>
    </style:style>
    <style:style style:name="P34" style:family="paragraph" style:parent-style-name="Table_20_Contents" style:list-style-name="L4">
      <style:paragraph-properties fo:line-height="100%"/>
      <style:text-properties fo:color="#666666" style:font-name="Cantarell" fo:font-size="11pt" officeooo:rsid="000500cc" officeooo:paragraph-rsid="000500cc" style:font-size-asian="11pt" style:font-size-complex="11pt"/>
    </style:style>
    <style:style style:name="P35" style:family="paragraph" style:parent-style-name="Table_20_Contents" style:list-style-name="L3">
      <style:paragraph-properties fo:line-height="100%"/>
      <style:text-properties fo:color="#666666" style:font-name="Cantarell" fo:font-size="11pt" officeooo:rsid="000556ca" officeooo:paragraph-rsid="000556ca" style:font-size-asian="11pt" style:font-size-complex="11pt"/>
    </style:style>
    <style:style style:name="P36" style:family="paragraph" style:parent-style-name="Table_20_Contents" style:list-style-name="L4">
      <style:paragraph-properties fo:line-height="100%"/>
      <style:text-properties fo:color="#666666" style:font-name="Cantarell" fo:font-size="11pt" officeooo:rsid="002a714c" officeooo:paragraph-rsid="002a714c" style:font-size-asian="11pt" style:font-size-complex="11pt"/>
    </style:style>
    <style:style style:name="P37" style:family="paragraph" style:parent-style-name="Table_20_Contents" style:list-style-name="L1">
      <style:paragraph-properties fo:line-height="100%"/>
      <style:text-properties fo:color="#666666" style:font-name="Cantarell" fo:font-size="11pt" officeooo:rsid="00504e49" officeooo:paragraph-rsid="00504e49" style:font-size-asian="11pt" style:font-size-complex="11pt"/>
    </style:style>
    <style:style style:name="P38" style:family="paragraph" style:parent-style-name="Table_20_Contents">
      <style:paragraph-properties fo:line-height="100%"/>
      <style:text-properties fo:color="#666666" style:font-name="Cantarell" fo:font-size="11pt" fo:font-weight="normal" officeooo:rsid="000556ca" officeooo:paragraph-rsid="0042fd81" style:font-size-asian="11pt" style:font-weight-asian="normal" style:font-size-complex="11pt" style:font-weight-complex="normal"/>
    </style:style>
    <style:style style:name="P39" style:family="paragraph" style:parent-style-name="Table_20_Contents">
      <style:paragraph-properties fo:line-height="100%"/>
      <style:text-properties fo:color="#666666" style:font-name="Cantarell" fo:font-size="11pt" fo:font-weight="normal" officeooo:rsid="0005e8c0" officeooo:paragraph-rsid="004460db" style:font-size-asian="11pt" style:font-weight-asian="normal" style:font-size-complex="11pt" style:font-weight-complex="normal"/>
    </style:style>
    <style:style style:name="P40" style:family="paragraph" style:parent-style-name="Table_20_Contents">
      <style:paragraph-properties fo:line-height="100%"/>
      <style:text-properties fo:color="#666666" style:font-name="Cantarell" fo:font-size="11pt" fo:font-weight="normal" officeooo:rsid="000cbf93" officeooo:paragraph-rsid="00457063" style:font-size-asian="11pt" style:font-weight-asian="normal" style:font-size-complex="11pt" style:font-weight-complex="normal"/>
    </style:style>
    <style:style style:name="P41" style:family="paragraph" style:parent-style-name="Table_20_Contents">
      <style:paragraph-properties fo:line-height="100%"/>
      <style:text-properties fo:color="#666666" style:font-name="Cantarell" fo:font-size="13pt" fo:font-weight="bold" officeooo:rsid="000500cc" officeooo:paragraph-rsid="0027af03" style:font-size-asian="13pt" style:font-weight-asian="bold" style:font-size-complex="13pt" style:font-weight-complex="bold"/>
    </style:style>
    <style:style style:name="P42" style:family="paragraph" style:parent-style-name="Table_20_Contents">
      <style:text-properties fo:color="#666666" style:font-name="Cantarell" fo:font-size="13pt" fo:font-weight="bold" officeooo:rsid="000500cc" officeooo:paragraph-rsid="0027af03" style:font-size-asian="13pt" style:font-weight-asian="bold" style:font-size-complex="13pt" style:font-weight-complex="bold"/>
    </style:style>
    <style:style style:name="P43" style:family="paragraph" style:parent-style-name="Table_20_Contents">
      <style:paragraph-properties fo:text-align="end" style:justify-single-word="false"/>
      <style:text-properties fo:color="#666666" style:font-name="Cantarell" fo:font-size="14pt" fo:font-weight="bold" officeooo:rsid="000556ca" officeooo:paragraph-rsid="0042fd81" style:font-size-asian="14pt" style:font-weight-asian="bold" style:font-size-complex="14pt" style:font-weight-complex="bold"/>
    </style:style>
    <style:style style:name="P44" style:family="paragraph" style:parent-style-name="Table_20_Contents">
      <style:paragraph-properties fo:text-align="end" style:justify-single-word="false"/>
      <style:text-properties fo:color="#666666" style:font-name="Cantarell" fo:font-size="14pt" fo:font-weight="bold" officeooo:rsid="000556ca" officeooo:paragraph-rsid="004460db" style:font-size-asian="14pt" style:font-weight-asian="bold" style:font-size-complex="14pt" style:font-weight-complex="bold"/>
    </style:style>
    <style:style style:name="P45" style:family="paragraph" style:parent-style-name="Table_20_Contents">
      <style:paragraph-properties fo:text-align="end" style:justify-single-word="false"/>
      <style:text-properties fo:color="#666666" style:font-name="Cantarell" fo:font-size="14pt" fo:font-weight="bold" officeooo:rsid="000556ca" officeooo:paragraph-rsid="00457063" style:font-size-asian="14pt" style:font-weight-asian="bold" style:font-size-complex="14pt" style:font-weight-complex="bold"/>
    </style:style>
    <style:style style:name="P46" style:family="paragraph" style:parent-style-name="Table_20_Contents">
      <style:paragraph-properties fo:text-align="end" style:justify-single-word="false"/>
      <style:text-properties fo:color="#666666" style:font-name="Cantarell" fo:font-size="14pt" fo:font-weight="bold" officeooo:rsid="00657f08" officeooo:paragraph-rsid="00657f08" style:font-size-asian="14pt" style:font-weight-asian="bold" style:font-size-complex="14pt" style:font-weight-complex="bold"/>
    </style:style>
    <style:style style:name="P47" style:family="paragraph" style:parent-style-name="Table_20_Contents">
      <style:paragraph-properties fo:text-align="end" style:justify-single-word="false"/>
      <style:text-properties fo:color="#666666" style:font-name="Cantarell" fo:font-size="14pt" fo:font-weight="bold" officeooo:rsid="0066b157" officeooo:paragraph-rsid="0066b157" style:font-size-asian="14pt" style:font-weight-asian="bold" style:font-size-complex="14pt" style:font-weight-complex="bold"/>
    </style:style>
    <style:style style:name="P48" style:family="paragraph" style:parent-style-name="Table_20_Contents">
      <style:paragraph-properties fo:text-align="end" style:justify-single-word="false"/>
      <style:text-properties fo:color="#666666" style:font-name="Cantarell" fo:font-size="14pt" fo:font-weight="bold" officeooo:rsid="00676eec" officeooo:paragraph-rsid="00676eec" style:font-size-asian="14pt" style:font-weight-asian="bold" style:font-size-complex="14pt" style:font-weight-complex="bold"/>
    </style:style>
    <style:style style:name="P49" style:family="paragraph" style:parent-style-name="Table_20_Contents">
      <style:text-properties fo:color="#00599d" style:font-name="Cantarell" fo:font-size="8pt" fo:font-weight="bold" officeooo:rsid="0005e8c0" officeooo:paragraph-rsid="0008e4de" style:font-size-asian="7pt" style:font-weight-asian="bold" style:font-size-complex="8pt" style:font-weight-complex="bold"/>
    </style:style>
    <style:style style:name="P50" style:family="paragraph" style:parent-style-name="Table_20_Contents">
      <style:text-properties fo:color="#00599d" style:font-name="Cantarell" fo:font-size="8pt" fo:font-weight="bold" officeooo:rsid="0005e8c0" officeooo:paragraph-rsid="00457063" style:font-size-asian="7pt" style:font-weight-asian="bold" style:font-size-complex="8pt" style:font-weight-complex="bold"/>
    </style:style>
    <style:style style:name="P51" style:family="paragraph" style:parent-style-name="Table_20_Contents">
      <style:paragraph-properties fo:margin-top="0in" fo:margin-bottom="0in" loext:contextual-spacing="false"/>
      <style:text-properties fo:color="#666666" style:font-name="Cantarell" fo:font-size="13pt" fo:font-weight="bold" officeooo:rsid="000556ca" officeooo:paragraph-rsid="0027af03" style:font-size-asian="13pt" style:font-weight-asian="bold" style:font-size-complex="13pt" style:font-weight-complex="bold"/>
    </style:style>
    <style:style style:name="P52" style:family="paragraph" style:parent-style-name="Table_20_Contents" style:list-style-name="L10">
      <loext:graphic-properties draw:fill="none"/>
      <style:paragraph-properties fo:margin-left="0.5in" fo:margin-right="0.5in" fo:text-indent="-0.25in" style:auto-text-indent="false" fo:background-color="transparent" text:number-lines="false" text:line-number="0"/>
      <style:text-properties fo:color="#666666" style:font-name="Cantarell" fo:font-size="10pt" officeooo:rsid="002fc6dc" officeooo:paragraph-rsid="002fc6dc" style:font-size-asian="10pt" style:font-size-complex="10pt"/>
    </style:style>
    <style:style style:name="P53" style:family="paragraph" style:parent-style-name="Table_20_Contents">
      <loext:graphic-properties draw:fill="none"/>
      <style:paragraph-properties fo:margin-left="-0.0402in" fo:margin-right="0in" fo:text-indent="0in" style:auto-text-indent="false" fo:background-color="transparent" text:number-lines="false" text:line-number="0"/>
      <style:text-properties fo:color="#00599d" style:font-name="Cantarell" fo:font-size="14pt" fo:font-weight="bold" officeooo:rsid="0005e8c0" officeooo:paragraph-rsid="004460db" style:font-size-asian="14pt" style:font-weight-asian="bold" style:font-size-complex="14pt" style:font-weight-complex="bold"/>
    </style:style>
    <style:style style:name="P54" style:family="paragraph" style:parent-style-name="Table_20_Contents">
      <loext:graphic-properties draw:fill="none"/>
      <style:paragraph-properties fo:margin-left="-0.0402in" fo:margin-right="0in" fo:text-indent="0in" style:auto-text-indent="false" fo:background-color="transparent" text:number-lines="false" text:line-number="0"/>
      <style:text-properties fo:color="#00599d" style:font-name="Cantarell" fo:font-size="14pt" fo:font-weight="bold" officeooo:rsid="0005e8c0" officeooo:paragraph-rsid="00457063" style:font-size-asian="14pt" style:font-weight-asian="bold" style:font-size-complex="14pt" style:font-weight-complex="bold"/>
    </style:style>
    <style:style style:name="P55" style:family="paragraph" style:parent-style-name="Table_20_Contents">
      <loext:graphic-properties draw:fill="none"/>
      <style:paragraph-properties fo:margin-left="-0.0402in" fo:margin-right="0in" fo:text-indent="0in" style:auto-text-indent="false" fo:background-color="transparent" text:number-lines="false" text:line-number="0"/>
      <style:text-properties fo:color="#00599d" style:font-name="Cantarell" fo:font-size="14pt" fo:font-weight="bold" officeooo:rsid="00657f08" officeooo:paragraph-rsid="00657f08" style:font-size-asian="14pt" style:font-weight-asian="bold" style:font-size-complex="14pt" style:font-weight-complex="bold"/>
    </style:style>
    <style:style style:name="P56" style:family="paragraph" style:parent-style-name="Table_20_Contents">
      <loext:graphic-properties draw:fill="none"/>
      <style:paragraph-properties fo:margin-left="-0.0402in" fo:margin-right="0in" fo:text-indent="0in" style:auto-text-indent="false" fo:background-color="transparent" text:number-lines="false" text:line-number="0"/>
      <style:text-properties fo:color="#00599d" style:font-name="Cantarell" fo:font-size="14pt" fo:font-weight="bold" officeooo:rsid="0066b157" officeooo:paragraph-rsid="0066b157" style:font-size-asian="14pt" style:font-weight-asian="bold" style:font-size-complex="14pt" style:font-weight-complex="bold"/>
    </style:style>
    <style:style style:name="P57" style:family="paragraph" style:parent-style-name="Table_20_Contents">
      <loext:graphic-properties draw:fill="none"/>
      <style:paragraph-properties fo:margin-left="-0.0402in" fo:margin-right="0in" fo:text-indent="0in" style:auto-text-indent="false" fo:background-color="transparent" text:number-lines="false" text:line-number="0"/>
      <style:text-properties fo:color="#00599d" style:font-name="Cantarell" fo:font-size="14pt" fo:font-weight="bold" officeooo:rsid="00676eec" officeooo:paragraph-rsid="00676eec" style:font-size-asian="14pt" style:font-weight-asian="bold" style:font-size-complex="14pt" style:font-weight-complex="bold"/>
    </style:style>
    <style:style style:name="P58" style:family="paragraph" style:parent-style-name="Table_20_Contents">
      <loext:graphic-properties draw:fill="none"/>
      <style:paragraph-properties fo:margin-left="-0.0402in" fo:margin-right="0in" fo:margin-top="0in" fo:margin-bottom="0in" loext:contextual-spacing="false" fo:text-indent="0in" style:auto-text-indent="false" fo:background-color="transparent" text:number-lines="false" text:line-number="0"/>
      <style:text-properties fo:color="#00599d" style:font-name="Cantarell" fo:font-size="14pt" fo:font-weight="bold" officeooo:rsid="000556ca" officeooo:paragraph-rsid="0042fd81" style:font-size-asian="14pt" style:font-weight-asian="bold" style:font-size-complex="14pt" style:font-weight-complex="bold"/>
    </style:style>
    <style:style style:name="P59" style:family="paragraph">
      <style:paragraph-properties fo:text-align="center"/>
    </style:style>
    <style:style style:name="T1" style:family="text">
      <style:text-properties officeooo:rsid="0005e8c0"/>
    </style:style>
    <style:style style:name="T2" style:family="text">
      <style:text-properties officeooo:rsid="0008e4de"/>
    </style:style>
    <style:style style:name="T3" style:family="text">
      <style:text-properties officeooo:rsid="0009fe87"/>
    </style:style>
    <style:style style:name="T4" style:family="text">
      <style:text-properties officeooo:rsid="0013bf68"/>
    </style:style>
    <style:style style:name="T5" style:family="text">
      <style:text-properties officeooo:rsid="00167e27"/>
    </style:style>
    <style:style style:name="T6" style:family="text">
      <style:text-properties officeooo:rsid="002a3f9b"/>
    </style:style>
    <style:style style:name="T7" style:family="text">
      <style:text-properties officeooo:rsid="002d3630"/>
    </style:style>
    <style:style style:name="T8" style:family="text">
      <style:text-properties officeooo:rsid="003cb7be"/>
    </style:style>
    <style:style style:name="T9" style:family="text">
      <style:text-properties officeooo:rsid="0042fd81"/>
    </style:style>
    <style:style style:name="T10" style:family="text">
      <style:text-properties officeooo:rsid="004e021d"/>
    </style:style>
    <style:style style:name="T11" style:family="text">
      <style:text-properties officeooo:rsid="005097ef"/>
    </style:style>
    <style:style style:name="T12" style:family="text">
      <style:text-properties officeooo:rsid="00549fc0"/>
    </style:style>
    <style:style style:name="T13" style:family="text">
      <style:text-properties officeooo:rsid="00561d1d"/>
    </style:style>
    <style:style style:name="T14" style:family="text">
      <style:text-properties officeooo:rsid="0057cfb1"/>
    </style:style>
    <style:style style:name="T15" style:family="text">
      <style:text-properties officeooo:rsid="005bcd67"/>
    </style:style>
    <style:style style:name="T16" style:family="text">
      <style:text-properties officeooo:rsid="0061698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irk Easterson</text:p>
      <text:p text:style-name="P2">kirk.easterson@gmail.com</text:p>
      <text:p text:style-name="P2">kirkeasterson.com</text:p>
      <text:p text:style-name="P4"><draw:line text:anchor-type="paragraph" draw:z-index="0" draw:name="Shape1" draw:style-name="gr1" draw:text-style-name="P59" svg:x1="-0.0429in" svg:y1="0.1209in" svg:x2="6.9898in" svg:y2="0.1209in"><text:p/></draw:lin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0">EDUCATION</text:p>
            <text:p text:style-name="P41">Stony Brook University </text:p>
            <text:list xml:id="list1255747729" text:style-name="L1">
              <text:list-item>
                <text:p text:style-name="P32">Graduate Student</text:p>
              </text:list-item>
              <text:list-item>
                <text:p text:style-name="P33">Computer Science</text:p>
              </text:list-item>
              <text:list-item>
                <text:p text:style-name="P37">Applied Mathematics <text:span text:style-name="T11">&amp;</text:span> Statistics</text:p>
              </text:list-item>
            </text:list>
            <text:p text:style-name="P51">Massachusetts's Institute of Te<text:span text:style-name="T1">c</text:span>hnology</text:p>
            <text:list xml:id="list3676617015" text:style-name="L3">
              <text:list-item>
                <text:p text:style-name="P35">Big Data &amp; Social Analytics certificate course</text:p>
              </text:list-item>
            </text:list>
            <text:p text:style-name="P42">SUNY Fredonia</text:p>
            <text:list xml:id="list1191579619" text:style-name="L4">
              <text:list-item>
                <text:p text:style-name="P36">Bachelor’s Degree</text:p>
              </text:list-item>
              <text:list-item>
                <text:p text:style-name="P34">School of Music</text:p>
              </text:list-item>
            </text:list>
            <text:p text:style-name="P19"/>
            <text:p text:style-name="P22">SKILLS</text:p>
            <text:p text:style-name="P5">Languages</text:p>
            <text:list xml:id="list235649217862113" text:continue-list="list1255747729" text:style-name="L1">
              <text:list-item>
                <text:p text:style-name="P15">Java</text:p>
              </text:list-item>
              <text:list-item>
                <text:p text:style-name="P14">C<text:span text:style-name="T7">++</text:span></text:p>
              </text:list-item>
            </text:list>
            <text:list xml:id="list3495688960" text:style-name="L9">
              <text:list-item>
                <text:p text:style-name="P16">Python</text:p>
              </text:list-item>
              <text:list-item>
                <text:p text:style-name="P16">R</text:p>
              </text:list-item>
              <text:list-item>
                <text:p text:style-name="P16">SQL</text:p>
              </text:list-item>
              <text:list-item>
                <text:p text:style-name="P16">LaTeX</text:p>
              </text:list-item>
              <text:list-item>
                <text:p text:style-name="P16">Bash</text:p>
              </text:list-item>
              <text:list-item>
                <text:p text:style-name="P16">Prolog</text:p>
              </text:list-item>
            </text:list>
            <text:p text:style-name="P6">Software:</text:p>
            <text:list xml:id="list4009440803" text:style-name="L10">
              <text:list-item>
                <text:p text:style-name="P17">Git</text:p>
              </text:list-item>
              <text:list-item>
                <text:p text:style-name="P17">Visual Code</text:p>
              </text:list-item>
              <text:list-item>
                <text:p text:style-name="P17">MySQL</text:p>
              </text:list-item>
              <text:list-item>
                <text:p text:style-name="P17">Vmware</text:p>
              </text:list-item>
              <text:list-item>
                <text:p text:style-name="P17">Emacs</text:p>
              </text:list-item>
              <text:list-item>
                <text:p text:style-name="P17">Avid ProTools</text:p>
              </text:list-item>
              <text:list-item>
                <text:p text:style-name="P52">GIMP</text:p>
              </text:list-item>
            </text:list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21">EXPERIENC<text:span text:style-name="T9">E</text:span></text:p>
            <table:table table:name="Table4" table:style-name="Table4">
              <table:table-column table:style-name="Table4.A"/>
              <table:table-column table:style-name="Table4.B"/>
              <table:table-row table:style-name="Table4.1">
                <table:table-cell table:style-name="Table4.A1" office:value-type="string">
                  <text:p text:style-name="P58"><text:span text:style-name="T16">F</text:span>ire Rescue Systems</text:p>
                </table:table-cell>
                <table:table-cell table:style-name="Table4.A1" office:value-type="string">
                  <text:p text:style-name="P43">May – Aug 2017</text:p>
                </table:table-cell>
              </table:table-row>
            </table:table>
            <text:p text:style-name="P38">Fire rescue and emergency dispatch software <text:span text:style-name="T12">for Nassau <text:s text:c="2"/>and Suffolk County</text:span></text:p>
            <text:p text:style-name="P7">Software Engineer Intern</text:p>
            <text:list xml:id="list329582545" text:style-name="L8">
              <text:list-item>
                <text:p text:style-name="P24"><text:span text:style-name="T2">Reformatted and wrote</text:span> documentation <text:span text:style-name="T2">for C++ and Java</text:span></text:p>
              </text:list-item>
              <text:list-item>
                <text:p text:style-name="P25">Cleaned and analyzed large datasets to allow for more efficient data storage</text:p>
              </text:list-item>
            </text:list>
            <text:p text:style-name="P49"/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53">The Paramount</text:p>
                </table:table-cell>
                <table:table-cell table:style-name="Table2.A1" office:value-type="string">
                  <text:p text:style-name="P44">May <text:span text:style-name="T1">2015</text:span>– <text:span text:style-name="T1">Present</text:span></text:p>
                </table:table-cell>
              </table:table-row>
            </table:table>
            <text:p text:style-name="P39">Premier live entertainment venue on Long Island</text:p>
            <text:p text:style-name="P8">Stage Manager/Stagehand</text:p>
            <text:list xml:id="list235650596768930" text:continue-numbering="true" text:style-name="L8">
              <text:list-item>
                <text:p text:style-name="P26">Designed and installed <text:span text:style-name="T10">professional audio rig, professional lighting rig, and </text:span>communications <text:span text:style-name="T2">system </text:span></text:p>
              </text:list-item>
              <text:list-item>
                <text:p text:style-name="P27">Managed over <text:span text:style-name="T6">2</text:span>00 <text:span text:style-name="T6">shows</text:span> to ensure a smooth show</text:p>
              </text:list-item>
              <text:list-item>
                <text:p text:style-name="P27">Have worked for artists such as Fergie, Rod Stewart, Weird Al, Judas Priest, and ZZ Top</text:p>
              </text:list-item>
            </text:list>
            <text:p text:style-name="P50"/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54">The <text:span text:style-name="T3">Town Pants</text:span></text:p>
                </table:table-cell>
                <table:table-cell table:style-name="Table3.A1" office:value-type="string">
                  <text:p text:style-name="P45">May <text:span text:style-name="T1">2014</text:span>– <text:span text:style-name="T4">May 2017</text:span></text:p>
                </table:table-cell>
              </table:table-row>
            </table:table>
            <text:p text:style-name="P40">Vancouver, BC based Celtic-folk band</text:p>
            <text:p text:style-name="P9">Musician</text:p>
            <text:list xml:id="list235651171368597" text:continue-numbering="true" text:style-name="L8">
              <text:list-item>
                <text:p text:style-name="P28">Performed in <text:span text:style-name="T8">cities</text:span> such as NYC, <text:span text:style-name="T8">Waikiki</text:span>, LA, Vancouver, Ontario, Dallas, and Nova Scotia</text:p>
              </text:list-item>
              <text:list-item>
                <text:p text:style-name="P28">Performed with artists such as Zac Brown, <text:span text:style-name="T5">Cory Henry, and George Millar</text:span></text:p>
              </text:list-item>
            </text:list>
            <text:p text:style-name="P18"/>
            <text:p text:style-name="P23">Projects</text:p>
            <table:table table:name="Table5" table:style-name="Table5">
              <table:table-column table:style-name="Table5.A"/>
              <table:table-column table:style-name="Table5.B"/>
              <table:table-row table:style-name="Table5.1">
                <table:table-cell table:style-name="Table5.A1" office:value-type="string">
                  <text:p text:style-name="P55">Mimir</text:p>
                </table:table-cell>
                <table:table-cell table:style-name="Table5.A1" office:value-type="string">
                  <text:p text:style-name="P46">JavaFX, SQL</text:p>
                </table:table-cell>
              </table:table-row>
            </table:table>
            <text:p text:style-name="P11"><text:s text:c="4"/>University Records Application</text:p>
            <text:list xml:id="list235651247324369" text:continue-numbering="true" text:style-name="L8">
              <text:list-item>
                <text:p text:style-name="P30">Written in JavaFX, uses SQL for database to store information about the students</text:p>
              </text:list-item>
            </text:list>
            <table:table table:name="Table6" table:style-name="Table6">
              <table:table-column table:style-name="Table6.A"/>
              <table:table-column table:style-name="Table6.B"/>
              <table:table-row table:style-name="Table6.1">
                <table:table-cell table:style-name="Table6.A1" office:value-type="string">
                  <text:p text:style-name="P56">Vi Clone</text:p>
                </table:table-cell>
                <table:table-cell table:style-name="Table6.A1" office:value-type="string">
                  <text:p text:style-name="P47">MIPS</text:p>
                </table:table-cell>
              </table:table-row>
            </table:table>
            <text:p text:style-name="P12"><text:s text:c="4"/><text:span text:style-name="T13">Vi Clone</text:span></text:p>
            <text:list xml:id="list235650088335423" text:continue-numbering="true" text:style-name="L8">
              <text:list-item>
                <text:p text:style-name="P29"><text:span text:style-name="T14">Terminal application w</text:span>ritten in <text:span text:style-name="T14">MIPS</text:span></text:p>
              </text:list-item>
            </text:list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P57">Python Clone</text:p>
                </table:table-cell>
                <table:table-cell table:style-name="Table7.A1" office:value-type="string">
                  <text:p text:style-name="P48">PLY (Python, Lex, Yacc)</text:p>
                </table:table-cell>
              </table:table-row>
            </table:table>
            <text:p text:style-name="P13"><text:s text:c="4"/><text:span text:style-name="T15">Python Clone</text:span></text:p>
            <text:list xml:id="list235650698092465" text:continue-numbering="true" text:style-name="L8">
              <text:list-item>
                <text:p text:style-name="P31">Written in PLY with Lex and Yacc</text:p>
              </text:list-item>
            </text:list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Eczar1" svg:font-family="Eczar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Eczar" svg:font-family="Ecza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22:06:44.030138379</meta:creation-date>
    <dc:date>2018-07-07T23:56:49.070763690</dc:date>
    <meta:editing-duration>PT4H54M40S</meta:editing-duration>
    <meta:editing-cycles>89</meta:editing-cycles>
    <meta:generator>LibreOffice/6.0.5.2$Linux_X86_64 LibreOffice_project/00m0$Build-2</meta:generator>
    <meta:document-statistic meta:table-count="7" meta:image-count="0" meta:object-count="0" meta:page-count="1" meta:paragraph-count="64" meta:word-count="261" meta:character-count="1535" meta:non-whitespace-character-count="1352"/>
  </office:meta>
</office:document-meta>
</file>